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Duchu Święty,</text:span><text:span text:style-name="T1"><text:line-break/></text:span><text:span text:style-name="T1">do nas przyjdź,</text:span><text:span text:style-name="T1"><text:line-break/></text:span><text:span text:style-name="T1">dotknij w sercach</text:span><text:span text:style-name="T1"><text:line-break/></text:span><text:span text:style-name="T1">naszych ran,</text:span><text:span text:style-name="T1"><text:line-break/></text:span><text:span text:style-name="T1">uzdrów je miłością swą,</text:span><text:span text:style-name="T1"><text:line-break/></text:span><text:span text:style-name="T1">pokój w serca nasze wl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rólu życia do nas przyjdź,</text:span><text:span text:style-name="T1"><text:line-break/></text:span><text:span text:style-name="T1">niech Twój krzyż</text:span><text:span text:style-name="T1"><text:line-break/></text:span><text:span text:style-name="T1">jaśnieje w nas.</text:span><text:span text:style-name="T1"><text:line-break/></text:span><text:span text:style-name="T1">Łaską swoją ulecz nas,</text:span><text:span text:style-name="T1"><text:line-break/></text:span><text:span text:style-name="T1">ogień niech zapłonie dziś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jcze,</text:span><text:span text:style-name="T1"><text:line-break/></text:span><text:span text:style-name="T1">Stwórco świata przyjdź,</text:span><text:span text:style-name="T1"><text:line-break/></text:span><text:span text:style-name="T1">niech Twój obraz żyje w nas,</text:span><text:span text:style-name="T1"><text:line-break/></text:span><text:span text:style-name="T1">przyjdź i ześlij Ducha nam,</text:span><text:span text:style-name="T1"><text:line-break/></text:span><text:span text:style-name="T1">niech umocni życie w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30T16:18:01</meta:creation-date>
    <dc:creator>Rafał Talacha</dc:creator>
    <dc:date>2009-02-01T12:54:40</dc:date>
    <dc:language>pl-PL</dc:language>
    <meta:editing-cycles>9</meta:editing-cycles>
    <meta:editing-duration>PT14M10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